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rsid="0003bfde" officeooo:paragraph-rsid="0003bfd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>
      <style:text-properties fo:language="en" fo:country="US" officeooo:rsid="00098794" officeooo:paragraph-rsid="0009879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0b46"/>
    </style:style>
    <style:style style:name="T3" style:family="text">
      <style:text-properties fo:language="en" fo:country="US" officeooo:rsid="000898b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abanLite ASCII Notation Specification (v0.1)</text:h>
      <text:h text:style-name="Heading_20_2" text:outline-level="2">Purpose</text:h>
      <text:p text:style-name="Text_20_body">LabanLite ASCII is a compact, ASCII-safe format inspired by Labanotation. It represents movement in a linear, human-readable, and machine-parseable format.</text:p>
      <text:h text:style-name="Heading_20_2" text:outline-level="2">Goal</text:h>
      <text:p text:style-name="Text_20_body">Enable choreography, motion analysis, and training using short, memory-friendly tokens.</text:p>
      <text:p text:style-name="P12">Each token is a series of characters that describe one unit of movement.</text:p>
      <text:h text:style-name="Heading_20_2" text:outline-level="2">Token Format</text:h>
      <text:p text:style-name="Text_20_body"><text:span text:style-name="Source_20_Text">BodyPart Duration Direction Flow Space Level Time Weight Special</text:span></text:p>
      <text:p text:style-name="Text_20_body"><text:span text:style-name="Strong_20_Emphasis">Example:</text:span><text:line-break/><text:span text:style-name="Source_20_Text">lA3FR52M17twist</text:span></text:p>
      <text:h text:style-name="Heading_20_2" text:outline-level="2">Field Breakdown</text:h>
      <text:h text:style-name="Heading_20_3" text:outline-level="3">1. BodyPart (1-2 letters)</text:h>
      <text:p text:style-name="Text_20_body"><text:span text:style-name="Strong_20_Emphasis">Format:</text:span> <text:span text:style-name="Source_20_Text">{side}{part}</text:span><text:line-break/><text:span text:style-name="Strong_20_Emphasis">Common codes:</text:span></text:p>
      <text:list text:style-name="L1">
        <text:list-item>
          <text:p text:style-name="P3"><text:span text:style-name="Source_20_Text">lA</text:span> = Left Arm</text:p>
        </text:list-item>
        <text:list-item>
          <text:p text:style-name="P3"><text:span text:style-name="Source_20_Text">rA</text:span> = Right Arm</text:p>
        </text:list-item>
        <text:list-item>
          <text:p text:style-name="P3"><text:span text:style-name="Source_20_Text">lL</text:span> = Left Leg</text:p>
        </text:list-item>
        <text:list-item>
          <text:p text:style-name="P3"><text:span text:style-name="Source_20_Text">rL</text:span> = Right Leg</text:p>
        </text:list-item>
        <text:list-item>
          <text:p text:style-name="P3"><text:span text:style-name="Source_20_Text">lF</text:span> = Left Foot</text:p>
        </text:list-item>
        <text:list-item>
          <text:p text:style-name="P3"><text:span text:style-name="Source_20_Text">rF</text:span> = Right Foot</text:p>
        </text:list-item>
        <text:list-item>
          <text:p text:style-name="P3"><text:span text:style-name="Source_20_Text">lH</text:span> = Left Hand</text:p>
        </text:list-item>
        <text:list-item>
          <text:p text:style-name="P3"><text:span text:style-name="Source_20_Text">rH</text:span> = Right Hand</text:p>
        </text:list-item>
        <text:list-item>
          <text:p text:style-name="P3"><text:span text:style-name="Source_20_Text">H</text:span> = Head</text:p>
        </text:list-item>
        <text:list-item>
          <text:p text:style-name="P3"><text:span text:style-name="Source_20_Text">C</text:span> = Chest</text:p>
        </text:list-item>
        <text:list-item>
          <text:p text:style-name="P3"><text:span text:style-name="Source_20_Text">T</text:span> = Torso</text:p>
        </text:list-item>
        <text:list-item>
          <text:p text:style-name="P3"><text:span text:style-name="Source_20_Text">P</text:span> = Pelvis</text:p>
        </text:list-item>
      </text:list>
      <text:h text:style-name="Heading_20_3" text:outline-level="3"><text:soft-page-break/>2. Duration (digits)</text:h>
      <text:p text:style-name="Text_20_body">Movement duration in counts (default). May use other units as specified by the setter string.</text:p>
      <text:h text:style-name="Heading_20_3" text:outline-level="3">3. Direction (1–3 letters)</text:h>
      <text:list text:style-name="L2">
        <text:list-item>
          <text:p text:style-name="P4"><text:span text:style-name="Source_20_Text">F</text:span> = Forward</text:p>
        </text:list-item>
        <text:list-item>
          <text:p text:style-name="P4"><text:span text:style-name="Source_20_Text">B</text:span> = Backward</text:p>
        </text:list-item>
        <text:list-item>
          <text:p text:style-name="P4"><text:span text:style-name="Source_20_Text">L</text:span> = Left</text:p>
        </text:list-item>
        <text:list-item>
          <text:p text:style-name="P4"><text:span text:style-name="Source_20_Text">R</text:span> = Right</text:p>
        </text:list-item>
        <text:list-item>
          <text:p text:style-name="P4"><text:span text:style-name="Source_20_Text">U</text:span> = Up</text:p>
        </text:list-item>
        <text:list-item>
          <text:p text:style-name="P4"><text:span text:style-name="Source_20_Text">D</text:span> = Down</text:p>
        </text:list-item>
        <text:list-item>
          <text:p text:style-name="P4"><text:span text:style-name="Source_20_Text">I</text:span> = Inwards</text:p>
        </text:list-item>
      </text:list>
      <text:p text:style-name="Text_20_body"><text:span text:style-name="Strong_20_Emphasis">Combinations:</text:span> FL, FR, BL, DBR, FUR, BU, etc.</text:p>
      <text:h text:style-name="Heading_20_3" text:outline-level="3">4. Flow (1 digit)</text:h>
      <text:p text:style-name="Text_20_body">Effort quality (0–9)<text:line-break/><text:span text:style-name="Emphasis">E.g., Free ↔ Bound</text:span></text:p>
      <text:h text:style-name="Heading_20_3" text:outline-level="3">5. Space (1 digit)</text:h>
      <text:p text:style-name="Text_20_body">Spatial focus (0–9)<text:line-break/><text:span text:style-name="Emphasis">E.g., Indirect ↔ Direct</text:span></text:p>
      <text:h text:style-name="Heading_20_3" text:outline-level="3">6. Level (1 letter)</text:h>
      <text:list text:style-name="L3">
        <text:list-item>
          <text:p text:style-name="P5"><text:span text:style-name="Source_20_Text">H</text:span> = High</text:p>
        </text:list-item>
        <text:list-item>
          <text:p text:style-name="P5"><text:span text:style-name="Source_20_Text">M</text:span> = Middle</text:p>
        </text:list-item>
        <text:list-item>
          <text:p text:style-name="P5"><text:span text:style-name="Source_20_Text">L</text:span> = Low</text:p>
        </text:list-item>
      </text:list>
      <text:h text:style-name="Heading_20_3" text:outline-level="3">7. Time (1 digit)</text:h>
      <text:p text:style-name="Text_20_body">Timing quality (0–9)<text:line-break/><text:span text:style-name="Emphasis">E.g., Sustained ↔ Sudden</text:span></text:p>
      <text:h text:style-name="Heading_20_3" text:outline-level="3">8. Weight (1 digit)</text:h>
      <text:p text:style-name="Text_20_body">Physical effort (0–9)<text:line-break/><text:span text:style-name="Emphasis">E.g., Light ↔ Strong</text:span></text:p>
      <text:h text:style-name="Heading_20_3" text:outline-level="3">9. Special (optional)</text:h>
      <text:p text:style-name="Text_20_body">Word tag for gesture type, shape, or intent<text:line-break/><text:span text:style-name="Emphasis">Examples:</text:span> <text:span text:style-name="Source_20_Text">punch</text:span>, <text:span text:style-name="Source_20_Text">twist</text:span>, <text:span text:style-name="Source_20_Text">jump</text:span>, <text:span text:style-name="Source_20_Text">hold</text:span></text:p>
      <text:h text:style-name="Heading_20_2" text:outline-level="2"><text:soft-page-break/>Token Examples</text:h>
      <text:list text:style-name="L4">
        <text:list-item>
          <text:p text:style-name="P6"><text:span text:style-name="Source_20_Text">lA3FR52M17twist</text:span><text:line-break/>→ Left Arm, 3 counts, Forward-Right, Flow 5, Space 2, Middle, Time 1, Weight 7, Special: twist</text:p>
        </text:list-item>
        <text:list-item>
          <text:p text:style-name="P6"><text:span text:style-name="Source_20_Text">rT1BL43L89</text:span><text:line-break/>→ Right Torso, 1 count, Back-Left, Flow 4, Space 3, Low, Time 8, Weight 9</text:p>
        </text:list-item>
        <text:list-item>
          <text:p text:style-name="P6"><text:span text:style-name="Source_20_Text">H2FU87H95hold</text:span><text:line-break/>→ Head, 2 counts, Forward-Up, Flow 8, Space 7, High, Time 9, Weight 5, Special: hold</text:p>
        </text:list-item>
      </text:list>
      <text:h text:style-name="Heading_20_2" text:outline-level="2">Special Characters</text:h>
      <text:list text:style-name="L5">
        <text:list-item>
          <text:p text:style-name="P7"><text:span text:style-name="Source_20_Text">,</text:span> = tokens begin simultaneously</text:p>
        </text:list-item>
        <text:list-item>
          <text:p text:style-name="P7"><text:span text:style-name="Source_20_Text">.</text:span> = 1 unit of time passes</text:p>
        </text:list-item>
        <text:list-item>
          <text:p text:style-name="P7"><text:span text:style-name="Source_20_Text">:</text:span> = 1/2 unit of time</text:p>
        </text:list-item>
        <text:list-item>
          <text:p text:style-name="P7"><text:span text:style-name="Source_20_Text">::</text:span> = 1/4, <text:span text:style-name="Source_20_Text">:::</text:span> = 1/8 etc</text:p>
        </text:list-item>
        <text:list-item>
          <text:p text:style-name="P7"><text:span text:style-name="Source_20_Text">!</text:span> = end of part</text:p>
        </text:list-item>
        <text:list-item>
          <text:p text:style-name="P7"><text:span text:style-name="Source_20_Text">!!</text:span> = end of choreography</text:p>
        </text:list-item>
        <text:list-item>
          <text:p text:style-name="P7"><text:span text:style-name="Source_20_Text">x[]</text:span> = repeat token(s) x times (return directly to token beginning position for repeat)</text:p>
        </text:list-item>
        <text:list-item>
          <text:p text:style-name="P7"><text:span text:style-name="Source_20_Text">xr[]</text:span> = repeat token(s) x times (retrograde through token to beginning position for repeat)</text:p>
        </text:list-item>
        <text:list-item>
          <text:p text:style-name="P7"><text:span text:style-name="Source_20_Text">x()</text:span> = dancer x performs these tokens</text:p>
        </text:list-item>
      </text:list>
      <text:h text:style-name="Heading_20_2" text:outline-level="2">Chaining Movements</text:h>
      <text:p text:style-name="Text_20_body"><text:span text:style-name="Strong_20_Emphasis">Simultaneous Actions:</text:span><text:line-break/><text:span text:style-name="Source_20_Text">lA3F52M17punch,rA3F52M17punch</text:span><text:line-break/>→ Both arms punch forward together for 3 counts.</text:p>
      <text:p text:style-name="Text_20_body"><text:span text:style-name="Strong_20_Emphasis">Staggered Start:</text:span><text:line-break/><text:span text:style-name="Source_20_Text">lA3F52M17punch.rA3F52M17punch</text:span><text:line-break/>→ Right arm starts one count after left.</text:p>
      <text:p text:style-name="Text_20_body"><text:span text:style-name="Strong_20_Emphasis">Delayed Sequence:</text:span><text:line-break/><text:span text:style-name="Source_20_Text">lA3F52M17punch...rA3F52M17punch</text:span><text:line-break/>→ Right arm starts three counts after left.</text:p>
      <text:p text:style-name="Text_20_body"><text:span text:style-name="Strong_20_Emphasis">Partial Count Timing:</text:span><text:line-break/><text:span text:style-name="Source_20_Text">lA1F52M17punch:rA1F52M17punch</text:span><text:line-break/>→ Right arm begins halfway through left's 1-count punch.</text:p>
      <text:p text:style-name="Text_20_body"><text:span text:style-name="Source_20_Text">lA1F52M17punch::rA1F52M17punch</text:span><text:line-break/>→ Right arm begins a quarter-count into left's movement.</text:p>
      <text:p text:style-name="Text_20_body"><text:span text:style-name="Emphasis">Note:</text:span> Full stops (.) come <text:span text:style-name="T3">AFTER</text:span> the token on their count.</text:p>
      <text:h text:style-name="Heading_20_2" text:outline-level="2"><text:soft-page-break/>Setter Strings</text:h>
      <text:p text:style-name="Text_20_body">The first line of choreography should begin with a setter string followed by a semi-colon (;). This sets global parameters.</text:p>
      <text:p text:style-name="Text_20_body"><text:span text:style-name="Strong_20_Emphasis">Examples:</text:span></text:p>
      <text:list text:style-name="L6">
        <text:list-item>
          <text:p text:style-name="P8"><text:span text:style-name="Source_20_Text">4T135bpmGLAMOROUS;</text:span> → 4 dancers, tempo 135 BPM, glitter-covered</text:p>
        </text:list-item>
        <text:list-item>
          <text:p text:style-name="P8"><text:span text:style-name="Source_20_Text">1S10dWET;</text:span> → Solo, 10 seconds duration, underwater</text:p>
        </text:list-item>
      </text:list>
      <text:p text:style-name="Text_20_body"><text:span text:style-name="Strong_20_Emphasis">Optional Starting Positions:</text:span><text:line-break/><text:span text:style-name="Source_20_Text">lHBR,rAR,PU</text:span> → Left Hand Back-Right, Right Arm Right, Pelvis Up</text:p>
      <text:h text:style-name="Heading_20_2" text:outline-level="2">Duet Example</text:h>
      <text:p text:style-name="Preformatted_20_Text">2T90FRANTIC1(lhU,TRB,PD)2(HD,PU);</text:p>
      <text:p text:style-name="Preformatted_20_Text">1(</text:p>
      <text:p text:style-name="Preformatted_20_Text">2[T4FL56M86coil],P1I33L21tuck...rH3U12H07raise</text:p>
      <text:p text:style-name="Preformatted_20_Text">3[lH2D44L33].C3F25M41bend....C4B83M52,</text:p>
      <text:p text:style-name="Preformatted_20_Text">rF2FR42L27step,lH3U11H43reach....rH1D35M06drop,</text:p>
      <text:p text:style-name="Preformatted_20_Text">P3BU54M19tilt...2[T2FU23H20extend]..</text:p>
      <text:p text:style-name="Preformatted_20_Text">lL4BR71L38kick,rL2BL41L14kick....</text:p>
      <text:p text:style-name="Preformatted_20_Text">lA1L24M07swipe.rA1R21M06swipe,H2U63H18look!</text:p>
      <text:p text:style-name="Preformatted_20_Text">)</text:p>
      <text:p text:style-name="Preformatted_20_Text">2(</text:p>
      <text:p text:style-name="Preformatted_20_Text">5[P1B33L21tuck]...2r[rH3U12H07].......</text:p>
      <text:p text:style-name="Preformatted_20_Text">rA1R21M06swipe,H2U63H18look!</text:p>
      <text:p text:style-name="P1">)!!</text:p>
      <text:h text:style-name="Heading_20_2" text:outline-level="2"><text:span text:style-name="T2">Code </text:span>Order Reasoning</text:h>
      <text:list text:style-name="L7">
        <text:list-item>
          <text:p text:style-name="P9">Starts with body and timing info — most useful when scanning movement</text:p>
        </text:list-item>
        <text:list-item>
          <text:p text:style-name="P9">Alternating letters and numbers aid readability</text:p>
        </text:list-item>
        <text:list-item>
          <text:p text:style-name="P9">0–9 values are ordered: Flow - Space - Level - Time - Weight</text:p>
        </text:list-item>
        <text:list-item>
          <text:p text:style-name="P9">Think of the structure: flow-SPACE-level-TIME-weight</text:p>
        </text:list-item>
      </text:list>
      <text:h text:style-name="Heading_20_2" text:outline-level="2">Use Cases</text:h>
      <text:list text:style-name="L8">
        <text:list-item>
          <text:p text:style-name="P10">Choreographic sketching</text:p>
        </text:list-item>
        <text:list-item>
          <text:p text:style-name="P10">Digital motion capture markup</text:p>
        </text:list-item>
        <text:list-item>
          <text:p text:style-name="P10">Dataset compression</text:p>
        </text:list-item>
        <text:list-item>
          <text:p text:style-name="P10">Creative generative dance systems</text:p>
        </text:list-item>
      </text:list>
      <text:h text:style-name="Heading_20_2" text:outline-level="2">Future Features?</text:h>
      <text:list text:style-name="L9">
        <text:list-item>
          <text:p text:style-name="P11">Expanded body taxonomy</text:p>
        </text:list-item>
        <text:list-item>
          <text:p text:style-name="P11">Symmetry/reflection notation</text:p>
        </text:list-item>
        <text:list-item>
          <text:p text:style-name="P11"><text:soft-page-break/>Floor plans, perhaps using a grid navigation system to represent the dancer's pathway<text:line-break/><text:span text:style-name="Emphasis">Example:</text:span> <text:span text:style-name="Source_20_Text">URULLDURLDDLRUDURLLDDLDLL</text:span></text:p>
        </text:list-item>
      </text:list>
      <text:h text:style-name="Heading_20_2" text:outline-level="2">Author</text:h>
      <text:p text:style-name="Text_20_body">Developed by Jake Bradnock, 2025.<text:line-break/>LabanLite is freely shareable and extensible. Use it in dance, robotics, animation, or beyond.</text:p>
      <text:p text:style-name="P2">­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0:34:17.226063013</meta:creation-date>
    <dc:date>2025-06-12T10:46:16.932060753</dc:date>
    <meta:editing-duration>PT11M55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5" meta:paragraph-count="107" meta:word-count="650" meta:character-count="3989" meta:non-whitespace-character-count="3498"/>
  </office:meta>
</office:document-meta>
</file>